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nux Libertine O" fo:font-size="11pt" officeooo:rsid="001d6af0" officeooo:paragraph-rsid="001d6af0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Linux Libertine O" fo:font-size="11pt" officeooo:rsid="001d6af0" officeooo:paragraph-rsid="001d6af0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Linux Libertine O" fo:font-size="11pt" officeooo:rsid="002369e9" officeooo:paragraph-rsid="002369e9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Linux Libertine O" fo:font-size="11pt" officeooo:rsid="002369e9" officeooo:paragraph-rsid="0025351b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Linux Libertine O" fo:font-size="11pt" style:text-underline-style="solid" style:text-underline-width="auto" style:text-underline-color="font-color" fo:font-weight="bold" officeooo:rsid="001d6af0" officeooo:paragraph-rsid="001d6af0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nux Libertine O" fo:font-size="14pt" fo:font-style="italic" officeooo:rsid="001d6af0" officeooo:paragraph-rsid="001d6af0" style:font-size-asian="14pt" style:font-style-asian="italic" style:font-size-complex="14pt" style:font-style-complex="italic"/>
    </style:style>
    <style:style style:name="P7" style:family="paragraph" style:parent-style-name="Standard">
      <style:paragraph-properties fo:text-align="center" style:justify-single-word="false"/>
      <style:text-properties fo:color="#800000" style:font-name="Linux Libertine O" fo:font-size="18pt" style:text-underline-style="solid" style:text-underline-width="auto" style:text-underline-color="font-color" fo:font-weight="bold" officeooo:rsid="001d6af0" officeooo:paragraph-rsid="001d6af0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1d6af0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nux Libertine O" fo:font-size="11pt" officeooo:rsid="001d6af0" officeooo:paragraph-rsid="001d6af0" style:font-size-asian="11pt" style:font-size-complex="11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inux Libertine O" fo:font-size="11pt" officeooo:rsid="001d6af0" officeooo:paragraph-rsid="001fd75b" style:font-size-asian="11pt" style:font-size-complex="11pt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Linux Libertine O" fo:font-size="11pt" officeooo:rsid="001d6af0" officeooo:paragraph-rsid="001d6af0" style:font-size-asian="11pt" style:font-size-complex="11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nux Libertine O" fo:font-size="11pt" officeooo:rsid="001f4093" officeooo:paragraph-rsid="001f4093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Linux Libertine O" fo:font-size="11pt" officeooo:rsid="002369e9" officeooo:paragraph-rsid="0026b0a2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Linux Libertine O" fo:font-size="11pt" officeooo:rsid="002369e9" officeooo:paragraph-rsid="0025351b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Linux Libertine O" fo:font-size="11pt" officeooo:rsid="002926c4" officeooo:paragraph-rsid="002926c4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Linux Libertine O" fo:font-size="11pt" officeooo:rsid="00236d27" officeooo:paragraph-rsid="002a144f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Linux Libertine O" fo:font-size="11pt" style:text-underline-style="solid" style:text-underline-width="auto" style:text-underline-color="font-color" fo:font-weight="bold" officeooo:rsid="001d6af0" officeooo:paragraph-rsid="002a144f" style:font-size-asian="11pt" style:font-weight-asian="bold" style:font-size-complex="11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1fd75b" officeooo:paragraph-rsid="001fd75b"/>
    </style:style>
    <style:style style:name="T1" style:family="text">
      <style:text-properties officeooo:rsid="001f4093"/>
    </style:style>
    <style:style style:name="T2" style:family="text">
      <style:text-properties officeooo:rsid="002926c4"/>
    </style:style>
    <style:style style:name="T3" style:family="text">
      <style:text-properties officeooo:rsid="002a144f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officeooo:rsid="001d6af0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abel Et La Bete</text:p>
      <text:p text:style-name="P6">Axel FAUGAS – VERGE Romain – CAQUELIN Brieux</text:p>
      <text:p text:style-name="P1">Recherche documentaire, projet, information</text:p>
      <text:p text:style-name="P1"/>
      <text:p text:style-name="P2">Projet : Jeu d’aventure a travers les differents labels PEGI, progression linéaire, 2D</text:p>
      <text:p text:style-name="P2"/>
      <text:p text:style-name="P2"/>
      <text:p text:style-name="P2">Pegi : deux types : age – contenu</text:p>
      <text:p text:style-name="P2"/>
      <text:p text:style-name="P5">Age :</text:p>
      <text:list xml:id="list6787743725592205955" text:style-name="L1">
        <text:list-item>
          <text:p text:style-name="P9">3 : Tout public (Violence modérée appropriée pour les jeunes enfants, aucun mauvais langage toléré (Exemple : Mario, Fifa, Adibou)</text:p>
        </text:list-item>
      </text:list>
      <text:p text:style-name="P2"><text:tab/>Objectif : Educatif, <text:span text:style-name="T1">Distraction, Simulation</text:span></text:p>
      <text:p text:style-name="P2"/>
      <text:list xml:id="list105703605954880" text:continue-numbering="true" text:style-name="L1">
        <text:list-item>
          <text:p text:style-name="P9">7 : Déconseillé aux moins de 7 ans (violence modérée appropriée pour les jeunes enfants et quelques contenus qui peuvent être effrayants dès le jeune âge <text:span text:style-name="T1">(Exemple : Sonic, Sims, Licence Lego)</text:span></text:p>
          <text:p text:style-name="P12">Objectif : Jeu Narratif, Ouverture imaginatif</text:p>
          <text:p text:style-name="P12"/>
        </text:list-item>
        <text:list-item>
          <text:p text:style-name="P9">12 : Déconseillé aux moins de 12 ans (violence, un mauvais langage modéré, des jeux de hasard et quelques références à caractère érotique (Exemple : Dragonball Xenoverse, Need For Speed, The Last Guardien)</text:p>
          <text:p text:style-name="P10">Objectif : Jeux de santé, Defouloir, Comportement dangereux mais recul</text:p>
          <text:p text:style-name="P18"/>
        </text:list-item>
        <text:list-item>
          <text:p text:style-name="P10">16 : Déconseillé aux moins de 16 ans (violence explicite, un mauvais langage, des références ou contenus à caractères sexuels, des jeux de hasard ou l'utilisation de drogues. (Exemple : Destiny, Call Of Duty, Diablo III)</text:p>
          <text:p text:style-name="P10">Objectif : Implication du joueur, Aspect Social, Entrainement - Simulation </text:p>
        </text:list-item>
      </text:list>
      <text:p text:style-name="P8"/>
      <text:list xml:id="list105704249126864" text:continue-numbering="true" text:style-name="L1">
        <text:list-item>
          <text:p text:style-name="P9">18 : Déconseillé aux moins de 18 ans (violence graphique, incluant « violence envers des personnes sans défense », langage vulgaire, contenu à caractère fortement sexuel, jeux de hasard, utilisation de drogues ou discrimination (Exemple : GTA, Assassin’s Creed, South Park)</text:p>
          <text:p text:style-name="P10">Objectif : Message politique, Jeux engagés, Fiction pure</text:p>
        </text:list-item>
      </text:list>
      <text:p text:style-name="P2"/>
      <text:p text:style-name="P2"/>
      <text:p text:style-name="P5">Contenu : </text:p>
      <text:list xml:id="list4913348186195261836" text:style-name="L2">
        <text:list-item>
          <text:p text:style-name="P11">Violence</text:p>
        </text:list-item>
        <text:list-item>
          <text:p text:style-name="P11">Grossièretés de langage</text:p>
        </text:list-item>
        <text:list-item>
          <text:p text:style-name="P11">Peur</text:p>
        </text:list-item>
        <text:list-item>
          <text:p text:style-name="P11">Sexe</text:p>
        </text:list-item>
        <text:list-item>
          <text:p text:style-name="P11">Drogues</text:p>
        </text:list-item>
        <text:list-item>
          <text:p text:style-name="P11">Jeux de hasard</text:p>
        </text:list-item>
        <text:list-item>
          <text:p text:style-name="P11">Discrimination</text:p>
        </text:list-item>
        <text:list-item>
          <text:p text:style-name="P11">Online</text:p>
        </text:list-item>
      </text:list>
      <text:p text:style-name="P2"/>
      <text:p text:style-name="P3"/>
      <text:p text:style-name="P3"/>
      <text:p text:style-name="P16"><text:span text:style-name="T5">STORY :</text:span> </text:p>
      <text:p text:style-name="P16">Méchant qui a fait remonter le temps à Pegguy. <text:span text:style-name="T3">But du jeu : Retrouver son age normal au fil de l’aventure.</text:span></text:p>
      <text:p text:style-name="P4">Linéarité / Passage de monde : Ellipse temporelle (narration auditive)</text:p>
      <text:p text:style-name="P4"/>
      <text:p text:style-name="P15"><text:span text:style-name="T4">Niveau 1 :</text:span> Pegguy reviens à l’age de 3 ans, elle doit aller voir ca mère pour pouvoir sortir jouer dans le parc avec elle, elle devra passer plusieurs epreuve dans le monde pour apprendre a interagir avec son environnement, lors de la phase du boss les epreuves seront remis en place par sa mere. </text:p>
      <text:p text:style-name="P15"><text:soft-page-break/><text:span text:style-name="T4">Niveau 2 : </text:span>Apres une elipse de 4 ans, Pegguy a 7 ans, son petit frere est né et elle s’est lié d’amitié avec son ami imaginaire #TROUVER UN NOM POUR SON AMI# <text:span text:style-name="T3">qui va l’aider tout au long de son aventure. Malheuresuement son ami se retrouve enfermé par des fantomes </text:span></text:p>
      <text:p text:style-name="P15"/>
      <text:p text:style-name="P15"/>
      <text:p text:style-name="P17">Contenus des niveaux</text:p>
      <text:p text:style-name="P17"/>
      <text:p text:style-name="P3">PEGGUY 3 :</text:p>
      <text:p text:style-name="P13">Niveau tuto  déplacement, saut, interaction objet(pousser / tirer / détruire), <text:span text:style-name="T2">interaction avec les dialogues</text:span></text:p>
      <text:p text:style-name="P13"><text:s/></text:p>
      <text:p text:style-name="P15">PEGGUY 7 : plateforme, aquisition des interaction et renforcement.</text:p>
      <text:p text:style-name="P15">Bébé (critère d’echec), introduction de l’ami imaginaire → Fantome (critère d’echec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4:12:49.037892121</meta:creation-date>
    <dc:date>2017-11-15T10:57:02.182050559</dc:date>
    <meta:editing-duration>PT51M12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2" meta:paragraph-count="38" meta:word-count="449" meta:character-count="2682" meta:non-whitespace-character-count="2275"/>
  </office:meta>
</office:document-meta>
</file>